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>
            <text:p>N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M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x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y</text:p>
          </table:table-cell>
          <table:table-cell office:value-type="float" office:value="2">
            <text:p>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N" table:base-cell-address="$Sheet1.$B$12" table:cell-range-address="$Sheet1.$C$5"/>
        <table:named-range table:name="M" table:base-cell-address="$Sheet1.$B$12" table:cell-range-address="$Sheet1.$C$6"/>
        <table:named-range table:name="x" table:base-cell-address="$Sheet1.$B$12" table:cell-range-address="$Sheet1.$C$8"/>
        <table:named-range table:name="y" table:base-cell-address="$Sheet1.$B$12" table:cell-range-address="$Sheet1.$C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9">03/29/2013</text:date>, <text:time>10:5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9T10:50:47.16</meta:creation-date>
    <dc:date>2013-03-29T10:54:19.78</dc:date>
    <meta:editing-duration>PT3M36S</meta:editing-duration>
    <meta:editing-cycles>1</meta:editing-cycles>
    <meta:document-statistic meta:table-count="3" meta:cell-count="8" meta:object-count="0"/>
    <meta:generator>OpenOffice.org/3.4.1$Win32 OpenOffice.org_project/341m1$Build-9593</meta:generator>
  </office:meta>
</office:document-meta>
</file>